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_23_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3-24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7.857142857142857E-2" table:style-name="ce2">
            <text:p>7.8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7.6133447390932418E-2" table:style-name="ce2">
            <text:p>7.6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style-name="ce2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10-06T14:14:15Z</meta:creation-date>
    <dc:date>2023-10-06T14:14:57Z</dc:date>
    <meta:user-defined meta:name="_MarkAsFinal" meta:value-type="boolean">true</meta:user-defined>
  </office:meta>
</office:document-meta>
</file>